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language="en" fo:country="U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text:line-break/>A) The extent is 100 devices.<text:line-break/>Marketing: 30 devices/Technology: 40 devices/Accounting: 15 devices/Future Growth: 15 devices</text:span></text:p>
      <text:p text:style-name="P1">B)Performance and security issues.<text:line-break/>----------------------------------------------------------<text:line-break/>2.</text:p>
      <text:p text:style-name="P1">A) Tree network since the company wants sub-networks.</text:p>
      <text:p text:style-name="P1">B) The devices and servers should be connected by a switch.</text:p>
      <text:p text:style-name="P1">----------------------------------------------------------</text:p>
      <text:p text:style-name="P1">3.</text:p>
      <text:p text:style-name="P1">A) Servers, PCs, Switches, Routers, Firewalls (hardware based).</text:p>
      <text:p text:style-name="P1">B)We have to ask the company what programs they are using or what services they want to have so we can decide about the technical specifications so everyting will run smooth.</text:p>
      <text:p text:style-name="P1">----------------------------------------------------------</text:p>
      <text:p text:style-name="P1">4.</text:p>
      <text:p text:style-name="P1">A) First of all every sub-network should have limited access like only to it's own sub-network.</text:p>
      <text:p text:style-name="P1">For example users from the Marketing department shouldn't have access to the Technology's department. Inform and train the personnel to use a strong password and don't share their account's information.</text:p>
      <text:p text:style-name="P1">B)We have to implement rules so the firewall can filter the data that we not only send to the WWW but even from one computer to an other inside the company. Also we can block websites like Youtube or Facebook.</text:p>
      <text:p text:style-name="P1">----------------------------------------------------------</text:p>
      <text:p text:style-name="P1">5.</text:p>
      <text:p text:style-name="P1">A) The network devices can be managed and monitored by the IT or Technology department by using a hardware or software based firewall or even using Python for automations.</text:p>
      <text:p text:style-name="P1">B) We have to train the personnel, to have a strong password, don't share their passwords or even change their passwords every few months. Don't use found usb sticks just to check “what's inside”, and also be suspicious about the e-mails they are receiving and talk to the Manager or the IT department before taking any action because of an email in the form of “Go to this link” or “Check my photos here:”.</text:p>
      <text:p text:style-name="P1">C)We can implement an NMS or a monitoring tool to monitor the network more easily.</text:p>
      <text:p text:style-name="P1">----------------------------------------------------------</text:p>
      <text:p text:style-name="P1">6.</text:p>
      <text:p text:style-name="P1">A)We have to talk with the company, what are their plans and when they want it to be ready so we can organize the staff that we will need and the cost of it.</text:p>
      <text:p text:style-name="P1">B)We can inform by an e-mail or even make a presentation to the employees of the company about the changes and what will be the benefits that they will have after the upgrade.</text:p>
      <text:p text:style-name="P1">----------------------------------------------------------</text:p>
      <text:p text:style-name="P1">7.</text:p>
      <text:p text:style-name="P1">A) We have to make a detailed document/manual for the company so they will know about the set-up of the new network, how it works, where they can do upgrades and how they can be protected from future threats. This way the IT or Technology department can continue the maintenance of the network.</text:p>
      <text:p text:style-name="P1">B)We have to implement security policies and incident response procedures and inform the company that this is crucial in order to protect the company and their customers.</text:p>
      <text:p text:style-name="P1">8.</text:p>
      <text:p text:style-name="P1">After the upgrade we have to test if everything is working as intented and that we fixed the performance and the security problems that the company had before. We have to check if all the services are working efficiently, there is no delay, erros or lag. The last thing is to test our network to check if everything is working as intended, find potential threads and fix th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01T03:10:50.72</meta:creation-date>
    <dc:date>2025-04-01T16:59:57.04</dc:date>
    <meta:editing-duration>PT1H46M31S</meta:editing-duration>
    <meta:editing-cycles>4</meta:editing-cycles>
    <meta:generator>OpenOffice/4.1.5$Win32 OpenOffice.org_project/415m1$Build-9789</meta:generator>
    <meta:document-statistic meta:table-count="0" meta:image-count="0" meta:object-count="0" meta:page-count="1" meta:paragraph-count="28" meta:word-count="511" meta:character-count="3211"/>
  </office:meta>
</office:document-meta>
</file>